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list-style-name="L5">
      <style:text-properties officeooo:rsid="0007cdf1" officeooo:paragraph-rsid="0007cdf1"/>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text-properties officeooo:paragraph-rsid="0007cdf1"/>
    </style:style>
    <style:style style:name="P7" style:family="paragraph" style:parent-style-name="Text_20_body">
      <style:text-properties fo:font-weight="bold" officeooo:rsid="0007cdf1" officeooo:paragraph-rsid="0007cdf1" style:font-weight-asian="bold" style:font-weight-complex="bold"/>
    </style:style>
    <style:style style:name="T1" style:family="text">
      <style:text-properties officeooo:rsid="0007cdf1"/>
    </style:style>
    <style:style style:name="T2" style:family="text">
      <style:text-properties style:text-position="super 58%" officeooo:rsid="0007cdf1"/>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Project Report: Health and Hygiene Awareness Program </text:span><text:span text:style-name="Strong_20_Emphasis"><text:span text:style-name="T1">For School going Students.</text:span></text:span></text:p>
      <text:p text:style-name="Horizontal_20_Line"/>
      <text:h text:style-name="Heading_20_3" text:outline-level="3"><text:span text:style-name="Strong_20_Emphasis">1. Project Title:</text:span></text:h>
      <text:p text:style-name="Text_20_body"><text:span text:style-name="Strong_20_Emphasis">Health and Hygiene Awareness Program </text:span><text:span text:style-name="Strong_20_Emphasis"><text:span text:style-name="T1">For School going Students.</text:span></text:span></text:p>
      <text:p text:style-name="Horizontal_20_Line"/>
      <text:h text:style-name="Heading_20_3" text:outline-level="3"><text:span text:style-name="Strong_20_Emphasis">2. Place:</text:span></text:h>
      <text:p text:style-name="P6"><text:span text:style-name="Strong_20_Emphasis"><text:span text:style-name="T1">Galaxy Public School, Dighi ,Pune.</text:span></text:span></text:p>
      <text:p text:style-name="Horizontal_20_Line"/>
      <text:h text:style-name="Heading_20_3" text:outline-level="3"><text:span text:style-name="Strong_20_Emphasis">3. Date and Time:</text:span></text:h>
      <text:p text:style-name="Text_20_body"><text:span text:style-name="Strong_20_Emphasis">Date:</text:span> <text:span text:style-name="T1">11</text:span><text:span text:style-name="T2">th</text:span><text:span text:style-name="T1"> Aug,</text:span> 2025<text:line-break/><text:span text:style-name="Strong_20_Emphasis">Time:</text:span> <text:span text:style-name="T1">11</text:span>:00 AM – 1:<text:span text:style-name="T1">00 </text:span>PM</text:p>
      <text:p text:style-name="Horizontal_20_Line"/>
      <text:h text:style-name="Heading_20_3" text:outline-level="3"><text:span text:style-name="Strong_20_Emphasis">4. Objectives of the Project:</text:span></text:h>
      <text:p text:style-name="Text_20_body">The primary objectives of the Health and Hygiene Awareness Program were:</text:p>
      <text:list xml:id="list1880334291" text:style-name="L1">
        <text:list-item>
          <text:p text:style-name="P2">To educate students on the importance of personal hygiene and cleanliness.</text:p>
        </text:list-item>
        <text:list-item>
          <text:p text:style-name="P2">To spread awareness about common diseases caused by poor hygiene and how to prevent them.</text:p>
        </text:list-item>
        <text:list-item>
          <text:p text:style-name="P2">To encourage healthy habits such as hand washing, regular bathing, dental care. </text:p>
        </text:list-item>
        <text:list-item>
          <text:p text:style-name="P2">To promote a cleaner school environment through student participation.</text:p>
        </text:list-item>
      </text:list>
      <text:p text:style-name="Horizontal_20_Line"/>
      <text:h text:style-name="Heading_20_3" text:outline-level="3"><text:span text:style-name="Strong_20_Emphasis">5. Activities Conducted:</text:span></text:h>
      <text:list xml:id="list501093813" text:style-name="L2">
        <text:list-item>
          <text:p text:style-name="P3"><text:span text:style-name="Strong_20_Emphasis">Interactive Session:</text:span> Presentation and discussion on basic hygiene practices, including hand washing, nail trimming, and oral care.</text:p>
        </text:list-item>
        <text:list-item>
          <text:p text:style-name="P3"><text:span text:style-name="Strong_20_Emphasis">Demonstration:</text:span> Live demonstration of proper hand-washing techniques.</text:p>
        </text:list-item>
        <text:list-item>
          <text:p text:style-name="P3"><text:span text:style-name="Strong_20_Emphasis">Quiz Competition:</text:span> A health and hygiene-themed quiz to engage students and reinforce learning.</text:p>
        </text:list-item>
        <text:list-item>
          <text:p text:style-name="P3"><text:span text:style-name="Strong_20_Emphasis">Poster-Making Competition:</text:span> Students participated in making posters on hygiene awareness.</text:p>
        </text:list-item>
      </text:list>
      <text:p text:style-name="Horizontal_20_Line"/>
      <text:h text:style-name="Heading_20_3" text:outline-level="3"><text:span text:style-name="Strong_20_Emphasis">6. Outcomes of the Project:</text:span></text:h>
      <text:list xml:id="list297732987" text:style-name="L3">
        <text:list-item>
          <text:p text:style-name="P4"><text:span text:style-name="Strong_20_Emphasis">Increased Awareness:</text:span> <text:s/><text:span text:style-name="T1">10</text:span>0 students gained a clear understanding of how personal hygiene impacts health.</text:p>
        </text:list-item>
        <text:list-item>
          <text:p text:style-name="P4"><text:soft-page-break/><text:span text:style-name="Strong_20_Emphasis">Active Participation:</text:span> The students showed enthusiasm and actively participated in discussions, competitions, and activities.</text:p>
        </text:list-item>
        <text:list-item>
          <text:p text:style-name="P4"><text:span text:style-name="Strong_20_Emphasis">Improved Practices:</text:span> Teachers reported a noticeable improvement in students' hygiene habits within a week of the program.</text:p>
        </text:list-item>
        <text:list-item>
          <text:p text:style-name="P4"><text:span text:style-name="Strong_20_Emphasis">School Environment:</text:span> The cleanliness of the school improved, with students more involved in maintaining hygiene standards.</text:p>
        </text:list-item>
      </text:list>
      <text:p text:style-name="Horizontal_20_Line"/>
      <text:h text:style-name="Heading_20_3" text:outline-level="3"><text:span text:style-name="Strong_20_Emphasis">7. Recommendations for the Next Project:</text:span></text:h>
      <text:list xml:id="list3301969616" text:style-name="L4">
        <text:list-item>
          <text:p text:style-name="P5"><text:span text:style-name="Strong_20_Emphasis">Follow-up Sessions:</text:span> Conduct quarterly follow-up sessions to reinforce hygiene practices .</text:p>
        </text:list-item>
        <text:list-item>
          <text:p text:style-name="P5"><text:span text:style-name="Strong_20_Emphasis">Parental Involvement:</text:span> Organize sessions that include parents to ensure hygiene education is supported at home.</text:p>
        </text:list-item>
        <text:list-item>
          <text:p text:style-name="P5"><text:span text:style-name="Strong_20_Emphasis">Infrastructure Support:</text:span> Collaborate with local authorities to improve access to clean water and sanitation facilities in the school.</text:p>
        </text:list-item>
        <text:list-item>
          <text:p text:style-name="P5"><text:span text:style-name="Strong_20_Emphasis">Extended Outreach:</text:span> Expand the program to other schools in rural and underprivileged areas.</text:p>
        </text:list-item>
        <text:list-item>
          <text:p text:style-name="P5"><text:span text:style-name="Strong_20_Emphasis">Health Check-ups:</text:span> Include basic medical check-ups in future programs to monitor students’ health and hygiene issues.</text:p>
        </text:list-item>
      </text:list>
      <text:p text:style-name="Horizontal_20_Line"/>
      <text:h text:style-name="Heading_20_3" text:outline-level="3"><text:span text:style-name="Strong_20_Emphasis">8. Conclusion:</text:span></text:h>
      <text:p text:style-name="Text_20_body">The Health and Hygiene Awareness Program successfully achieved its objectives by imparting crucial knowledge and inspiring behavioral change among students. Continued efforts and expanded outreach can further enhance community health and hygiene standards</text:p>
      <text:p text:style-name="Text_20_body"/>
      <text:p text:style-name="Text_20_body"/>
      <text:p text:style-name="Text_20_body"/>
      <text:p text:style-name="Text_20_body"/>
      <text:p text:style-name="P7">9. Name of the Participants :</text:p>
      <text:list xml:id="list1485214089" text:style-name="L5">
        <text:list-item>
          <text:p text:style-name="P1">Aryan Singh (240)</text:p>
        </text:list-item>
        <text:list-item>
          <text:p text:style-name="P1">Aryan Singh Tomar <text:s text:c="2"/>(240181)</text:p>
        </text:list-item>
        <text:list-item>
          <text:p text:style-name="P1">Ashish Kumar <text:s text:c="4"/>(240042)</text:p>
        </text:list-item>
        <text:list-item>
          <text:p text:style-name="P1">Ashish Yadav <text:s text:c="5"/>(240216)</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6T08:56:13.947478322</meta:creation-date>
    <dc:date>2025-08-06T09:08:03.389407950</dc:date>
    <meta:editing-duration>PT11M49S</meta:editing-duration>
    <meta:editing-cycles>1</meta:editing-cycles>
    <meta:document-statistic meta:table-count="0" meta:image-count="0" meta:object-count="0" meta:page-count="2" meta:paragraph-count="36" meta:word-count="376" meta:character-count="2568" meta:non-whitespace-character-count="2235"/>
    <meta:generator>LibreOffice/7.3.7.2$Linux_X86_64 LibreOffice_project/30$Build-2</meta:generator>
  </office:meta>
</office:document-meta>
</file>